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for model in models %}</text:p>
      <text:p text:style-name="Standard">Структура таблицы {{ model.name }}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Table_20_Contents">Имя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A1" office:value-type="string">
            <text:p text:style-name="Table_20_Contents">Длина</text:p>
          </table:table-cell>
          <table:table-cell table:style-name="Таблица1.A1" office:value-type="string">
            <text:p text:style-name="Table_20_Contents">Null</text:p>
          </table:table-cell>
          <table:table-cell table:style-name="Таблица1.E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Table_20_Contents">{% xmlfor f in model.fields %}{{ f.0 }}</text:p>
          </table:table-cell>
          <table:table-cell table:style-name="Таблица1.A2" office:value-type="string">
            <text:p text:style-name="Table_20_Contents">{{ f.1 }}</text:p>
          </table:table-cell>
          <table:table-cell table:style-name="Таблица1.A2" office:value-type="string">
            <text:p text:style-name="Table_20_Contents">{{ f.2 }}</text:p>
          </table:table-cell>
          <table:table-cell table:style-name="Таблица1.A2" office:value-type="string">
            <text:p text:style-name="Table_20_Contents">{{ f.3 }}</text:p>
          </table:table-cell>
          <table:table-cell table:style-name="Таблица1.E2" office:value-type="string">
            <text:p text:style-name="Table_20_Contents">{{ f.4 }} {% endxmlfor %}</text:p>
          </table:table-cell>
        </table:table-row>
      </table:table>
      <text:p text:style-name="Standard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3-01-17T09:46:30</meta:creation-date>
    <dc:date>2013-01-17T09:53:26</dc:date>
    <dc:creator>Катаев Денис</dc:creator>
    <meta:editing-duration>PT4M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1" meta:paragraph-count="13" meta:word-count="42" meta:character-count="185" meta:non-whitespace-character-count="156"/>
  </office:meta>
</office:document-meta>
</file>